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horndale AMT" svg:font-family="'Thorndale AMT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51cm" fo:margin-left="0.037cm" fo:margin-right="0.011cm" table:align="margins"/>
    </style:style>
    <style:style style:name="Table1.A" style:family="table-column">
      <style:table-column-properties style:column-width="4.671cm" style:rel-column-width="18057*"/>
    </style:style>
    <style:style style:name="Table1.D" style:family="table-column">
      <style:table-column-properties style:column-width="2.939cm" style:rel-column-width="11364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Liberation Serif"/>
    </style:style>
    <style:style style:name="P2" style:family="paragraph" style:parent-style-name="Standard">
      <style:paragraph-properties fo:margin-top="0cm" fo:margin-bottom="0.203cm" fo:text-align="start" style:justify-single-word="false"/>
      <style:text-properties style:font-name="Liberation Serif"/>
    </style:style>
    <style:style style:name="P3" style:family="paragraph" style:parent-style-name="Standard">
      <style:paragraph-properties fo:margin-top="0cm" fo:margin-bottom="0.203cm" fo:text-align="start" style:justify-single-word="false"/>
      <style:text-properties style:font-name="Liberation Serif" fo:font-weight="normal" style:font-weight-asian="normal" style:font-weight-complex="normal"/>
    </style:style>
    <style:style style:name="P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able_20_Heading">
      <style:paragraph-properties fo:text-align="center" style:justify-single-word="false"/>
      <style:text-properties style:font-name="Liberation Serif"/>
    </style:style>
    <style:style style:name="P6" style:family="paragraph" style:parent-style-name="Table_20_Contents">
      <style:text-properties style:font-name="Liberation Serif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/>
    </style:style>
    <style:style style:name="P8" style:family="paragraph" style:parent-style-name="Table_20_Contents">
      <style:paragraph-properties fo:text-align="end" style:justify-single-word="false"/>
      <style:text-properties style:font-name="Liberation Serif"/>
    </style:style>
    <style:style style:name="P9" style:family="paragraph" style:parent-style-name="Standard" style:master-page-name="">
      <style:paragraph-properties style:page-number="auto" fo:break-before="page"/>
      <style:text-properties style:font-name="Thorndale AMT"/>
    </style:style>
    <style:style style:name="P10" style:family="paragraph" style:parent-style-name="Standard">
      <style:paragraph-properties fo:break-before="page"/>
      <style:text-properties style:font-name="Thorndale AMT"/>
    </style:style>
    <style:style style:name="P11" style:family="paragraph" style:parent-style-name="Standard">
      <style:paragraph-properties fo:margin-top="0cm" fo:margin-bottom="0.203cm" fo:text-align="start" style:justify-single-word="false"/>
      <style:text-properties style:font-name="Liberation Seri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packing in objects"&gt;</text:placeholder></text:p>
      <text:p text:style-name="P10"/>
      <text:p text:style-name="P4">Internal Packing</text:p>
      <text:p text:style-name="P2"><text:span text:style-name="T1">Reference:</text:span><text:span text:style-name="T2"> </text:span><text:span text:style-name="T2"><text:placeholder text:placeholder-type="text">&lt;packing.reference or ''&gt;</text:placeholder></text:span></text:p>
      <text:p text:style-name="P2"><text:span text:style-name="T1">Code:</text:span> <text:placeholder text:placeholder-type="text">&lt;packing.code&gt;</text:placeholder></text:p>
      <text:p text:style-name="P2"><text:span text:style-name="T1">From Location:</text:span> <text:placeholder text:placeholder-type="text">&lt;packing.from_location.rec_name&gt;</text:placeholder></text:p>
      <text:p text:style-name="P2"><text:span text:style-name="T1">To Location:</text:span> <text:placeholder text:placeholder-type="text">&lt;packing.to_location.rec_name&gt;</text:placeholder></text:p>
      <text:p text:style-name="P2"><text:span text:style-name="T1">Planned Date:</text:span><text:span text:style-name="T2"> </text:span><text:span text:style-name="T2"><text:placeholder text:placeholder-type="text">&lt;packing.planned_date and formatLang(packing.planned_date.strftime("%Y-%m-%d"), user.language, date=True) or ''&gt;</text:placeholder></text:span>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P5">From Location</text:p>
            </table:table-cell>
            <table:table-cell table:style-name="Table1.A1" office:value-type="string">
              <text:p text:style-name="P5">To Location</text:p>
            </table:table-cell>
            <table:table-cell table:style-name="Table1.A1" office:value-type="string">
              <text:p text:style-name="P5">Product</text:p>
            </table:table-cell>
            <table:table-cell table:style-name="Table1.D1" office:value-type="string">
              <text:p text:style-name="P5">Quantity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P6"><text:placeholder text:placeholder-type="text">&lt;for each="move in moves[packing.id]"&gt;</text:placeholder>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<text:placeholder text:placeholder-type="text">&lt;move.from_location.rec_name&gt;</text:placeholder></text:p>
          </table:table-cell>
          <table:table-cell table:style-name="Table1.A2" office:value-type="string">
            <text:p text:style-name="P7"><text:placeholder text:placeholder-type="text">&lt;move.to_location.rec_name&gt;</text:placeholder></text:p>
          </table:table-cell>
          <table:table-cell table:style-name="Table1.A2" office:value-type="string">
            <text:p text:style-name="P7"><text:placeholder text:placeholder-type="text">&lt;move.product.rec_name&gt;</text:placeholder></text:p>
          </table:table-cell>
          <table:table-cell table:style-name="Table1.D2" office:value-type="string">
            <text:p text:style-name="P8"><text:placeholder text:placeholder-type="text">&lt;formatLang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2" table:number-columns-spanned="2" office:value-type="string">
            <text:p text:style-name="P6"><text:placeholder text:placeholder-type="text">&lt;/for&gt;</text:placeholder>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</table:table>
      <text:p text:style-name="P1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Bertrand Chenal</meta:initial-creator>
    <meta:creation-date>2009-03-26T13:54:48</meta:creation-date>
    <dc:creator>Bertrand Chenal</dc:creator>
    <dc:date>2009-03-27T17:40:12</dc:date>
    <meta:editing-cycles>44</meta:editing-cycles>
    <meta:editing-duration>PT6H46M5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18" meta:word-count="16" meta:character-count="129"/>
  </office:meta>
</office:document-meta>
</file>